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Bitstream Vera Sans" svg:font-family="'Bitstream Vera Sans'" style:font-pitch="variable"/>
    <style:font-face style:name="Calibri" svg:font-family="Calibri" style:font-pitch="variable"/>
    <style:font-face style:name="Verdana" svg:font-family="Verdan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36b2e9"/>
    </style:style>
    <style:style style:name="gr2" style:family="graphic" style:parent-style-name="standard">
      <style:graphic-properties draw:stroke="none" svg:stroke-color="#000000" draw:fill="none" draw:fill-color="#ffffff" fo:min-height="1.03cm"/>
    </style:style>
    <style:style style:name="P1" style:family="paragraph">
      <loext:graphic-properties draw:fill="solid" draw:fill-color="#36b2e9"/>
    </style:style>
    <style:style style:name="P2" style:family="paragraph">
      <style:text-properties fo:color="#57636c" style:font-name="Verdana" fo:font-style="italic" fo:font-weight="bold" style:font-style-asian="italic" style:font-weight-asian="bold" style:font-style-complex="italic" style:font-weight-complex="bold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fo:color="#57636c" style:font-name="Verdan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57636c" style:font-name="Verdana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554cm" svg:height="0.544cm" svg:x="0.252cm" svg:y="0.423cm" svg:viewBox="0 0 555 545" svg:d="M549 211c-2-10-4-19-7-28 17 124-64 242-189 268-129 26-255-57-282-187-23-109 33-217 130-264-138 40-225 180-195 323 31 151 178 247 328 216s246-178 215-328z">
            <text:p/>
          </draw:path>
        </draw:g>
        <draw:frame draw:style-name="gr2" draw:text-style-name="P3" draw:layer="layout" svg:width="3.021cm" svg:height="1.28cm" svg:x="0.085cm" svg:y="0.157cm">
          <draw:text-box>
            <text:p text:style-name="P2"><text:span text:style-name="T1">Ōttic</text:span><text:span text:style-name="T1">o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Bitstream Vera Sans" svg:font-family="'Bitstream Vera Sans'" style:font-pitch="variable"/>
    <style:font-face style:name="Calibri" svg:font-family="Calibri" style:font-pitch="variable"/>
    <style:font-face style:name="Verdana" svg:font-family="Verdan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528cm" fo:page-height="3.5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8-30T18:41:04.497218715</dc:date>
    <meta:editing-duration>PT17S</meta:editing-duration>
    <meta:editing-cycles>1</meta:editing-cycles>
    <meta:document-statistic meta:object-count="3"/>
    <meta:generator>LibreOffice/5.2.0.4$Linux_X86_64 LibreOffice_project/20m0$Build-4</meta:generator>
  </office:meta>
</office:document-meta>
</file>